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45%"/>
      <style:text-properties officeooo:paragraph-rsid="0004f3a7"/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45%" style:page-number="1"/>
      <style:text-properties officeooo:paragraph-rsid="0004f3a7"/>
    </style:style>
    <style:style style:name="T1" style:family="text">
      <style:text-properties fo:color="#24292e" style:font-name="Courier New" style:font-name-asian="Courier New1" style:font-name-complex="Courier New1" fo:background-color="#ffffff"/>
    </style:style>
    <style:style style:name="T2" style:family="text">
      <style:text-properties fo:color="#24292e" style:font-name="Cousine" fo:font-size="18pt" fo:font-weight="bold" style:font-name-asian="Cousine1" style:font-size-asian="18pt" style:font-weight-asian="bold" style:font-name-complex="Cousine1" style:font-size-complex="18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reflections về việc gọi component lẫn nhau</text:span></text:p>
      <text:p text:style-name="P1"><text:span text:style-name="T1">Một component có thể gọi nhiều component thông qua selector của component đó.</text:span></text:p>
      <text:p text:style-name="P1"><text:span text:style-name="T1">Khi gọi thông qua selector thì dữ liệu của component được gọi đến sẽ được truyền vào component gọi.</text:span></text:p>
      <text:p text:style-name="P1"><text:span text:style-name="T1">Việc gọi các component lẫn nhau giúp chia nhỏ file html phù hợp với từng chức năng dễ quản lý,dễ sử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23:12:33.548036572</meta:creation-date>
    <dc:date>2021-01-19T23:19:11.701175165</dc:date>
    <meta:editing-duration>PT6M38S</meta:editing-duration>
    <meta:editing-cycles>1</meta:editing-cycles>
    <meta:document-statistic meta:table-count="0" meta:image-count="0" meta:object-count="0" meta:page-count="1" meta:paragraph-count="4" meta:word-count="60" meta:character-count="319" meta:non-whitespace-character-count="263"/>
    <meta:generator>LibreOffice/6.0.7.3$Linux_X86_64 LibreOffice_project/00m0$Build-3</meta:generator>
  </office:meta>
</office:document-meta>
</file>